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0">
        <text:h text:style-name="Heading_20_4" text:outline-level="4">Tags:</text:h>
        <text:p text:style-name="Textkörper_20_Einrückung_20_Organon">Tags will be shown by activating the checkbox. Empty space will be shown between the symbol and the text of a node. By doubleclick the tags can be edit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32:54.609000000</dc:date>
    <meta:editing-duration>P0D</meta:editing-duration>
    <meta:editing-cycles>1</meta:editing-cycles>
    <meta:document-statistic meta:table-count="0" meta:image-count="0" meta:object-count="0" meta:page-count="1" meta:paragraph-count="2" meta:word-count="30" meta:character-count="159" meta:non-whitespace-character-count="131"/>
    <meta:generator>LibreOffice/5.0.2.2$Windows_x86 LibreOffice_project/37b43f919e4de5eeaca9b9755ed688758a8251fe</meta:generator>
  </office:meta>
</office:document-meta>
</file>